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3.4091in"/>
    </style:style>
    <style:style style:name="co4" style:family="table-column">
      <style:table-column-properties fo:break-before="auto" style:column-width="10.9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arca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Compatible</text:p>
          </table:table-cell>
          <table:table-cell office:value-type="string" calcext:value-type="string">
            <text:p>Impresoras</text:p>
          </table:table-cell>
        </table:table-row>
        <table:table-row table:style-name="ro1">
          <table:table-cell office:value-type="string" calcext:value-type="string">
            <text:p>Canon</text:p>
          </table:table-cell>
          <table:table-cell office:value-type="float" office:value="570571" calcext:value-type="float">
            <text:p>5705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XMA MG57**, mg68**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HH-301XLT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1XL</text:p>
          </table:table-cell>
          <table:table-cell/>
        </table:table-row>
        <table:table-row table:style-name="ro1">
          <table:table-cell office:value-type="string" calcext:value-type="string">
            <text:p>Canon</text:p>
          </table:table-cell>
          <table:table-cell office:value-type="string" calcext:value-type="string">
            <text:p>M-CL5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561</text:p>
          </table:table-cell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HH-901XLT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656AE / CC654AE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B-16X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XL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C-16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XL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Y-16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XL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M-16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XL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T07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KJET T071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T07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KJET T071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T07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KJET T071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T07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KJET T071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1811X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1XL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1813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1XL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1814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1XL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B-129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9XL</text:p>
          </table:table-cell>
          <table:table-cell/>
        </table:table-row>
        <table:table-row table:style-name="ro1">
          <table:table-cell office:value-type="string" calcext:value-type="string">
            <text:p>Brother</text:p>
          </table:table-cell>
          <table:table-cell office:value-type="string" calcext:value-type="string">
            <text:p>B985B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ther LC985BK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E29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son C13T29944010 nº 29XL / C13T29844010 nº 29</text:p>
          </table:table-cell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H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 C6657C nº 57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E35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on C13T35944010 nº 35XL / C13T35844010 nº 35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E35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T35924010 nº35XL / C13T35824010 nº35</text:p>
          </table:table-cell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C-940X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P OfficeJet Pro serie 8000, 8500 y 90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Y-940X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P OfficeJet Pro serie 8000, 8500 y 90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B-302X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P DeskJet 1110, 2130, 3630; ENVY 4520; OfficeJet 3830, 4650, 5220, 523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TRI-302X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P DeskJet 1110, 2130, 3630; ENVY 4520; OfficeJet 3830, 4650, 5220, 523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Y-364X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P Photosmart serie B210, B110 y HP Deskjet serie 3520, 3522, 352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Photo-364X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P Photosmart serie B210, B110 y HP Deskjet serie 3520, 3522, 352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C-935X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P OfficeJet 6820; HP OfficeJet Pro 6230, 683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Y-935X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P OfficeJet 6820; HP OfficeJet Pro 6230, 683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B-304X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P DeskJet 2620, 2630, 3720, 3730, 3750, 3760; HP Envy 5010, 5020, 503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Y-963X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P OfficeJet Pro Series 9010;902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B-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kjet F2149, F2179, F2185, F2210, F2224, F2240, F2288, F2290, F375, Officejet 43XX</text:p>
          </table:table-cell>
        </table:table-row>
        <table:table-row table:style-name="ro1">
          <table:table-cell office:value-type="string" calcext:value-type="string">
            <text:p>Brother</text:p>
          </table:table-cell>
          <table:table-cell office:value-type="string" calcext:value-type="string">
            <text:p>CH-LC223B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223</text:p>
          </table:table-cell>
          <table:table-cell/>
        </table:table-row>
        <table:table-row table:style-name="ro1">
          <table:table-cell office:value-type="string" calcext:value-type="string">
            <text:p>Brother</text:p>
          </table:table-cell>
          <table:table-cell office:value-type="string" calcext:value-type="string">
            <text:p>CH-LC223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223</text:p>
          </table:table-cell>
          <table:table-cell/>
        </table:table-row>
        <table:table-row table:style-name="ro1">
          <table:table-cell office:value-type="string" calcext:value-type="string">
            <text:p>Brother</text:p>
          </table:table-cell>
          <table:table-cell office:value-type="string" calcext:value-type="string">
            <text:p>CH-LC223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223</text:p>
          </table:table-cell>
          <table:table-cell/>
        </table:table-row>
        <table:table-row table:style-name="ro1">
          <table:table-cell office:value-type="string" calcext:value-type="string">
            <text:p>Brother</text:p>
          </table:table-cell>
          <table:table-cell office:value-type="string" calcext:value-type="string">
            <text:p>CH-LC223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223</text:p>
          </table:table-cell>
          <table:table-cell/>
        </table:table-row>
        <table:table-row table:style-name="ro1">
          <table:table-cell office:value-type="string" calcext:value-type="string">
            <text:p>Brother</text:p>
          </table:table-cell>
          <table:table-cell office:value-type="string" calcext:value-type="string">
            <text:p>AL-LC1240B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1240</text:p>
          </table:table-cell>
          <table:table-cell/>
        </table:table-row>
        <table:table-row table:style-name="ro1">
          <table:table-cell office:value-type="string" calcext:value-type="string">
            <text:p>Brother</text:p>
          </table:table-cell>
          <table:table-cell office:value-type="string" calcext:value-type="string">
            <text:p>AL-LC1240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1240</text:p>
          </table:table-cell>
          <table:table-cell/>
        </table:table-row>
        <table:table-row table:style-name="ro1">
          <table:table-cell office:value-type="string" calcext:value-type="string">
            <text:p>Brother</text:p>
          </table:table-cell>
          <table:table-cell office:value-type="string" calcext:value-type="string">
            <text:p>AL-LC1240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1240</text:p>
          </table:table-cell>
          <table:table-cell/>
        </table:table-row>
        <table:table-row table:style-name="ro1">
          <table:table-cell office:value-type="string" calcext:value-type="string">
            <text:p>Brother</text:p>
          </table:table-cell>
          <table:table-cell office:value-type="string" calcext:value-type="string">
            <text:p>AL-LC124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1240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CH-T2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991</text:p>
          </table:table-cell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HH-953XL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53XL</text:p>
          </table:table-cell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HH-953X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53XL</text:p>
          </table:table-cell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HH-901XLB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1XL</text:p>
          </table:table-cell>
          <table:table-cell/>
        </table:table-row>
        <table:table-row table:style-name="ro1">
          <table:table-cell office:value-type="string" calcext:value-type="string">
            <text:p>Canon</text:p>
          </table:table-cell>
          <table:table-cell office:value-type="string" calcext:value-type="string">
            <text:p>CC-CL5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513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E-18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-1811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E-18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-1812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E-18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-1813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CH-T27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712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CH-T27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713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E-27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-2714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E-712/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-712/892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E-713/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-713/893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CH-T27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791</text:p>
          </table:table-cell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351X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1XL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CH-T16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634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RE-T18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811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El-T04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0441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El-T04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0442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El-T04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0443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El-T0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0444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RP-E16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3T16314010 / C13T16214010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AR-T027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02712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AR-T027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02713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AR-T027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02714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E-2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T29914010 nº 29XL / C13T29814010 nº 29.</text:p>
          </table:table-cell>
          <table:table-cell/>
        </table:table-row>
        <table:table-row table:style-name="ro1">
          <table:table-cell office:value-type="string" calcext:value-type="string">
            <text:p>Brother</text:p>
          </table:table-cell>
          <table:table-cell office:value-type="string" calcext:value-type="string">
            <text:p>M-LC980B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980</text:p>
          </table:table-cell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301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1XL</text:p>
          </table:table-cell>
          <table:table-cell/>
        </table:table-row>
        <table:table-row table:style-name="ro1">
          <table:table-cell office:value-type="string" calcext:value-type="string">
            <text:p>Canon</text:p>
          </table:table-cell>
          <table:table-cell office:value-type="string" calcext:value-type="string">
            <text:p>C057HB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G057HBK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M-T29X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29XL</text:p>
          </table:table-cell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304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4XL</text:p>
          </table:table-cell>
          <table:table-cell/>
        </table:table-row>
        <table:table-row table:style-name="ro1">
          <table:table-cell office:value-type="string" calcext:value-type="string">
            <text:p>KYOCERA</text:p>
          </table:table-cell>
          <table:table-cell office:value-type="string" calcext:value-type="string">
            <text:p>TK-8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S-C8020MFP,FS-C8025MFP, FS-C8520MFP, FSC8525MFP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B0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281X</text:p>
          </table:table-cell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HTCCE505X/CF280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505X/CF280X</text:p>
          </table:table-cell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003R997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6003A</text:p>
          </table:table-cell>
          <table:table-cell/>
        </table:table-row>
        <table:table-row table:style-name="ro1">
          <table:table-cell office:value-type="string" calcext:value-type="string">
            <text:p>PANTUM</text:p>
          </table:table-cell>
          <table:table-cell office:value-type="string" calcext:value-type="string">
            <text:p>DL-4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NTUM P3010D, P3010DW, P3300DN, P3300DW, M6700D, M6700DW, M7100DN, M7100DW, M6800FDW, M7200FD, M7200FDN, M7200FDW, M7300FDN, M7300FDW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HPCF259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X</text:p>
          </table:table-cell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006R035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F410X</text:p>
          </table:table-cell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006R03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F213A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M-T29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2991</text:p>
          </table:table-cell>
          <table:table-cell/>
        </table:table-row>
        <table:table-row table:style-name="ro1">
          <table:table-cell office:value-type="string" calcext:value-type="string">
            <text:p>Brother</text:p>
          </table:table-cell>
          <table:table-cell office:value-type="string" calcext:value-type="string">
            <text:p>B1100B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other LC1100BK / LC980BK</text:p>
          </table:table-cell>
          <table:table-cell/>
        </table:table-row>
        <table:table-row table:style-name="ro1">
          <table:table-cell office:value-type="string" calcext:value-type="string">
            <text:p>Brother</text:p>
          </table:table-cell>
          <table:table-cell office:value-type="string" calcext:value-type="string">
            <text:p>B1100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other LC1100C / LC980C</text:p>
          </table:table-cell>
          <table:table-cell/>
        </table:table-row>
        <table:table-row table:style-name="ro1">
          <table:table-cell office:value-type="string" calcext:value-type="string">
            <text:p>Brother</text:p>
          </table:table-cell>
          <table:table-cell office:value-type="string" calcext:value-type="string">
            <text:p>B1100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other LC1100Y / LC980Y</text:p>
          </table:table-cell>
          <table:table-cell/>
        </table:table-row>
        <table:table-row table:style-name="ro1">
          <table:table-cell office:value-type="string" calcext:value-type="string">
            <text:p>Brother</text:p>
          </table:table-cell>
          <table:table-cell office:value-type="string" calcext:value-type="string">
            <text:p>B1100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other LC1100M / LC980M</text:p>
          </table:table-cell>
          <table:table-cell/>
        </table:table-row>
        <table:table-row table:style-name="ro1">
          <table:table-cell office:value-type="string" calcext:value-type="string">
            <text:p>Epson</text:p>
          </table:table-cell>
          <table:table-cell office:value-type="string" calcext:value-type="string">
            <text:p>E35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son C13T35914010 nº 35XL / C13T35814010 nº 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ree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5:39:06.444218365</meta:creation-date>
    <dc:date>2023-05-30T17:58:50.253379932</dc:date>
    <meta:editing-duration>P1DT13H46M28S</meta:editing-duration>
    <meta:editing-cycles>17</meta:editing-cycles>
    <meta:generator>LibreOffice/7.5.2.2$Linux_X86_64 LibreOffice_project/50$Build-2</meta:generator>
    <meta:document-statistic meta:table-count="1" meta:cell-count="345" meta:object-count="0"/>
  </office:meta>
</office:document-meta>
</file>